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2.461cm"/>
    </style:style>
    <style:style style:name="Tabela1.B" style:family="table-column">
      <style:table-column-properties style:column-width="4.736cm"/>
    </style:style>
    <style:style style:name="Tabela1.C" style:family="table-column">
      <style:table-column-properties style:column-width="9.816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Preformatted_20_Text">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Preformatted_20_Text">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7" style:family="paragraph" style:parent-style-name="Preformatted_20_Text">
      <style:paragraph-properties fo:text-align="start"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Table_20_Contents">
      <style:paragraph-properties fo:text-align="center" style:justify-single-word="false"/>
    </style:style>
    <style:style style:name="P10" style:family="paragraph" style:parent-style-name="Text_20_body" style:list-style-name="L1"/>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Heading_20_2">
      <style:text-properties fo:font-style="italic" fo:font-weight="bold" style:font-style-asian="italic" style:font-weight-asian="bold" style:font-style-complex="italic" style:font-weight-complex="bold"/>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cm" fo:margin-right="0cm" fo:margin-top="2.725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8"><draw:frame draw:style-name="fr1" draw:name="grafika1" text:anchor-type="as-char" svg:width="13.587cm" svg:height="11.379cm" draw:z-index="0"><draw:image xlink:href="http://student.agh.edu.pl/%7Estosio/aghlogolol.jpg" xlink:type="simple" xlink:show="embed" xlink:actuate="onLoad"/></draw:frame><text:bookmark text:name="irc_mi"/></text:p>
      <text:p text:style-name="P5"/>
      <text:p text:style-name="P5"/>
      <text:p text:style-name="P5">Przedmiot: Teoria Kompilacji II</text:p>
      <text:p text:style-name="P5">Prowadzący: dr inż. Marcin Kuta</text:p>
      <text:p text:style-name="P5">Zespół: Michał Mrowczyk, Damian Kudas</text:p>
      <text:p text:style-name="P5"/>
      <text:p text:style-name="P6">Temat: Interpreter języka Logo</text:p>
      <text:p text:style-name="P5"/>
      <text:p text:style-name="P5"/>
      <text:p text:style-name="P5"/>
      <text:p text:style-name="P5"/>
      <text:p text:style-name="P5"><text:soft-page-break/></text:p>
      <text:p text:style-name="P5"/>
      <text:p text:style-name="P5"/>
      <text:p text:style-name="P5"/>
      <text:p text:style-name="P5"/>
      <text:p text:style-name="P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1"><text:a xlink:type="simple" xlink:href="#__RefHeading__235_458395224" text:style-name="Index_20_Link" text:visited-style-name="Index_20_Link">1. Wstęp<text:tab/>3</text:a></text:p>
          <text:p text:style-name="P13"><text:a xlink:type="simple" xlink:href="#__RefHeading__237_458395224" text:style-name="Index_20_Link" text:visited-style-name="Index_20_Link">1. 1. O języku Logo<text:tab/>3</text:a></text:p>
          <text:p text:style-name="P13"><text:a xlink:type="simple" xlink:href="#__RefHeading__239_458395224" text:style-name="Index_20_Link" text:visited-style-name="Index_20_Link">1.2. Cel projektu<text:tab/>4</text:a></text:p>
          <text:p text:style-name="P13"><text:a xlink:type="simple" xlink:href="#__RefHeading__241_458395224" text:style-name="Index_20_Link" text:visited-style-name="Index_20_Link">1.3 Stosowane języki, narzędzia.<text:tab/>4</text:a></text:p>
          <text:p text:style-name="P11"><text:a xlink:type="simple" xlink:href="#__RefHeading__243_458395224" text:style-name="Index_20_Link" text:visited-style-name="Index_20_Link">2. Gramatyka LOGO<text:tab/>4</text:a></text:p>
          <text:p text:style-name="P11"><text:a xlink:type="simple" xlink:href="#__RefHeading__245_458395224" text:style-name="Index_20_Link" text:visited-style-name="Index_20_Link">3. Tutorial do języka i przykłady<text:tab/>7</text:a></text:p>
          <text:p text:style-name="P13"><text:a xlink:type="simple" xlink:href="#__RefHeading__381_1205892790" text:style-name="Index_20_Link" text:visited-style-name="Index_20_Link">3.1 Wstęp<text:tab/>7</text:a></text:p>
          <text:p text:style-name="P13"><text:a xlink:type="simple" xlink:href="#__RefHeading__389_1205892790" text:style-name="Index_20_Link" text:visited-style-name="Index_20_Link">3.2 Hello Logo!<text:tab/>7</text:a></text:p>
          <text:p text:style-name="P13"><text:a xlink:type="simple" xlink:href="#__RefHeading__391_1205892790" text:style-name="Index_20_Link" text:visited-style-name="Index_20_Link">3.3 Zmienne<text:tab/>7</text:a></text:p>
          <text:p text:style-name="P13"><text:a xlink:type="simple" xlink:href="#__RefHeading__393_1205892790" text:style-name="Index_20_Link" text:visited-style-name="Index_20_Link">3.4 Operatory<text:tab/>8</text:a></text:p>
          <text:p text:style-name="P13"><text:a xlink:type="simple" xlink:href="#__RefHeading__395_1205892790" text:style-name="Index_20_Link" text:visited-style-name="Index_20_Link">3.5 Instrukcje warunkowe: ifelse<text:tab/>9</text:a></text:p>
          <text:p text:style-name="P13"><text:a xlink:type="simple" xlink:href="#__RefHeading__397_1205892790" text:style-name="Index_20_Link" text:visited-style-name="Index_20_Link">3.6 Pętle<text:tab/>9</text:a></text:p>
          <text:p text:style-name="P13"><text:a xlink:type="simple" xlink:href="#__RefHeading__399_1205892790" text:style-name="Index_20_Link" text:visited-style-name="Index_20_Link">3.7 Wołanie funkcji<text:tab/>10</text:a></text:p>
          <text:p text:style-name="P13"><text:a xlink:type="simple" xlink:href="#__RefHeading__401_1205892790" text:style-name="Index_20_Link" text:visited-style-name="Index_20_Link">3.8 Definiowanie funkcji<text:tab/>10</text:a></text:p>
          <text:p text:style-name="P13"><text:a xlink:type="simple" xlink:href="#__RefHeading__1108_258448163" text:style-name="Index_20_Link" text:visited-style-name="Index_20_Link">3.9 Tworzenie domknięć:<text:tab/>11</text:a></text:p>
          <text:p text:style-name="P13"><text:a xlink:type="simple" xlink:href="#__RefHeading__403_1205892790" text:style-name="Index_20_Link" text:visited-style-name="Index_20_Link">3.10 Przykładowy program:<text:tab/>12</text:a></text:p>
          <text:p text:style-name="P13"><text:a xlink:type="simple" xlink:href="#__RefHeading__405_1205892790" text:style-name="Index_20_Link" text:visited-style-name="Index_20_Link">3.11 Więcej przykładów:<text:tab/>13</text:a></text:p>
          <text:p text:style-name="P11"><text:a xlink:type="simple" xlink:href="#__RefHeading__247_458395224" text:style-name="Index_20_Link" text:visited-style-name="Index_20_Link">4. Opis systemu typizacji i scopingu.<text:tab/>13</text:a></text:p>
          <text:p text:style-name="P11"><text:a xlink:type="simple" xlink:href="#__RefHeading__249_458395224" text:style-name="Index_20_Link" text:visited-style-name="Index_20_Link">5. Obsługa i użytkowanie programu<text:tab/>14</text:a></text:p>
          <text:p text:style-name="P13"><text:a xlink:type="simple" xlink:href="#__RefHeading__383_1205892790" text:style-name="Index_20_Link" text:visited-style-name="Index_20_Link">5.1 Opis instalacji i dependencji programu<text:tab/>14</text:a></text:p>
          <text:p text:style-name="P13"><text:a xlink:type="simple" xlink:href="#__RefHeading__385_1205892790" text:style-name="Index_20_Link" text:visited-style-name="Index_20_Link">5.2 Opis użytkowania<text:tab/>14</text:a></text:p>
          <text:p text:style-name="P11"><text:a xlink:type="simple" xlink:href="#__RefHeading__251_458395224" text:style-name="Index_20_Link" text:visited-style-name="Index_20_Link">6. Architektura programu<text:tab/>15</text:a></text:p>
          <text:p text:style-name="P11"><text:a xlink:type="simple" xlink:href="#__RefHeading__253_458395224" text:style-name="Index_20_Link" text:visited-style-name="Index_20_Link">7. Napotkane problemy i rozwiązania<text:tab/>15</text:a></text:p>
        </text:index-body>
      </text:table-of-content>
      <text:p text:style-name="P7"/>
      <text:p text:style-name="P7"/>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235_458395224"/>1. Wstęp<text:bookmark-end text:name="__RefHeading__235_458395224"/></text:h>
      <text:p text:style-name="Text_20_body"/>
      <text:h text:style-name="Heading_20_2" text:outline-level="2"><text:bookmark-start text:name="__RefHeading__237_458395224"/>1. 1. O języku Logo<text:bookmark-end text:name="__RefHeading__237_458395224"/></text:h>
      <text:p text:style-name="Text_20_body"/>
      <text:p text:style-name="Text_20_body">Język Logo jest wieloparadygmatowym językiem powstałym w 1967 roku jako dialekt języka LISP (Więcej: <text:a xlink:type="simple" xlink:href="http://en.wikipedia.org/wiki/Lisp_%28programming_language%29">http://en.wikipedia.org/wiki/Lisp_%28programming_language%29</text:a>). Pierwotnie był to język funkcyjny. Obecnie istnieje wiele implementacji języka Logo (np. PyLogo, UCBLogo i inne). Dziś głównie kojarzony jest on z grafiką żółwia (za pomocą wydawanych komend możemy poruszać żółwiem (kursorem) i rysować po ekranie różnego rodzaju obiekty geometryczne). Tak rozumiany język Logo stał się językiem edukacyjnym. Dzieci uczą się programowania przez zabawę, wydając komendy rysujące różnego rodzaju wzory na ekranie. Okazuje się, że zabawa taka <text:s/>jest świetną formą rozrywki i organizowane są różne konkursy na najbardziej osobliwy kształt stworzony przez program w języku Logo o długości poniżej 15 słów (Więcej: <text:a xlink:type="simple" xlink:href="http://www.mathcats.com/gallery/15wordcontest.html">http://www.mathcats.com/gallery/15wordcontest.html</text:a>). Język Logo w wersji ogólnej nie posiada gramatyki bezkontekstowej. Spowodowane jest to m.in. brakiem nawiasowania argumentów funkcji, a co za tym idzie np. niemożliwością sparsowania wyrażenia: „foo 1 2 bar 1 3” bez informacji o arności (liczbie przyjmowanych argumentów) przez funkcje 'foo' oraz 'bar'. Język Logo zainspirował m.in. programistów popularnego języka Python do stworzenia biblioteki „turtle” umożliwiającej rysowanie po ekranie grafiki żółwia (Więcej: <text:a xlink:type="simple" xlink:href="http://docs.python.org/2/library/turtle.html">http://docs.python.org/2/library/turtle.html</text:a>) .</text:p>
      <text:p text:style-name="Text_20_body"/>
      <text:h text:style-name="Heading_20_2" text:outline-level="2"><text:soft-page-break/></text:h>
      <text:h text:style-name="Heading_20_2" text:outline-level="2"><text:bookmark-start text:name="__RefHeading__239_458395224"/>1.2. Cel projektu<text:bookmark-end text:name="__RefHeading__239_458395224"/></text:h>
      <text:p text:style-name="Text_20_body"/>
      <text:p text:style-name="Text_20_body">Celem projektu jest stworzenie własnej wersji interpretera języka Logo. Ponadto naszym celem jest stworzenie interpretera zdolnego do interpretacji programów z konkursu programistycznego o którym była mowa w rozdziale 1.1: '15wordcontest' oraz umożliwiającego definiowanie funkcji i innych elementarnych konstrukcji każdego języka programowania. Celem projektu nie jest natomiast wierne naśladowanie istniejących już implementacji języka Logo (choćby ze względu na brak ściśle sprecyzowanego standardu języka Logo).</text:p>
      <text:p text:style-name="Text_20_body"/>
      <text:h text:style-name="Heading_20_2" text:outline-level="2"><text:bookmark-start text:name="__RefHeading__241_458395224"/>1.3 Stosowane języki, narzędzia.<text:bookmark-end text:name="__RefHeading__241_458395224"/></text:h>
      <text:p text:style-name="Text_20_body"/>
      <text:p text:style-name="Text_20_body">Na potrzeby parsingu za pomocą biblioteki PLY (Więcej: <text:a xlink:type="simple" xlink:href="http://www.dabeaz.com/ply/">http://www.dabeaz.com/ply/</text:a>) oryginalna gramatyka języka Logo <text:s/>zostanie nieco zmodyfikowana (m.in. wprowadzamy nawiasowanie argumentów funkcji), tak aby uzyskać gramatykę bezkontekstową. Z racji używania biblioteki PLY językiem implementacji będzie Python. Wybieramy go, gdyż mamy największe doświadczenie w parsowaniu właśnie w tym języku. Składnia Pythona umożliwia łatwą i wygodną manipulację na tekście oraz strukturach danych, co jest nieocenioną zaletą w przypadku tworzenia interpretera. Dodatkową zaletą Pythona, która znacznie ułatwia nam osiągnięcie celu jest obecność modułu 'turtle' służącego do realizacji grafiki żółwia w Pythonie. Dzięki temu nie musimy martwić się sami o rysowanie po ekranie, tylko opakowujemy funkcjonalność używanego modułu</text:p>
      <text:p text:style-name="Text_20_body"/>
      <text:h text:style-name="Heading_20_1" text:outline-level="1"><text:bookmark-start text:name="__RefHeading__243_458395224"/>2. Gramatyka LOGO<text:bookmark-end text:name="__RefHeading__243_458395224"/></text:h>
      <text:p text:style-name="Text_20_body"/>
      <text:p text:style-name="Text_20_body">Poniżej przedstawiamy bezkontekstową wersję gramatyki języka Logo.</text:p>
      <text:p text:style-name="Text_20_body">Umożliwia ona definiowanie wyrażeń arytmetycznych, porównania, funkcji, instrukcji przypisania, warunkowych i pętli. Dodajemy możliwość definiowania closures (domknięć, w stylu Pythona)</text:p>
      <text:p text:style-name="Text_20_body">Domknięcia są nieco eksperymentalne, ale przynajmniej w prostych przypadkach powinny działać...</text:p>
      <text:p text:style-name="Text_20_body">Konwencje dotyczące specyfikacji gramatyki:</text:p>
      <text:p text:style-name="Text_20_body">Tokeny umieszczone w pojedynczym cudzysłowie : ' '</text:p>
      <text:p text:style-name="Text_20_body">Słowa kluczowe pogrubione np. <text:span text:style-name="T1">make</text:span></text:p>
      <text:p text:style-name="Text_20_body">program: <text:tab/></text:p>
      <text:p text:style-name="Text_20_body"><text:tab/>instr_list</text:p>
      <text:p text:style-name="Text_20_body"><text:soft-page-break/><text:tab/>func_list</text:p>
      <text:p text:style-name="Text_20_body"><text:tab/>func_list instr_list</text:p>
      <text:p text:style-name="Text_20_body">func_list:</text:p>
      <text:p text:style-name="Text_20_body"><text:tab/>func</text:p>
      <text:p text:style-name="Text_20_body"><text:tab/>func_list func</text:p>
      <text:p text:style-name="Text_20_body">instr_list:</text:p>
      <text:p text:style-name="Text_20_body"><text:tab/>instr</text:p>
      <text:p text:style-name="Text_20_body"><text:tab/>instr_list instr</text:p>
      <text:p text:style-name="Text_20_body">func:</text:p>
      <text:p text:style-name="Text_20_body"><text:tab/><text:span text:style-name="T1">to</text:span> word <text:span text:style-name="T1"><text:s/></text:span><text:span text:style-name="T4">'</text:span><text:span text:style-name="T1">(</text:span><text:span text:style-name="T4">'</text:span><text:span text:style-name="T1"> </text:span>params '<text:span text:style-name="T1">)</text:span><text:span text:style-name="T4">'</text:span> extended_instr_list <text:span text:style-name="T1">end</text:span></text:p>
      <text:p text:style-name="P3">extended_instr_list:</text:p>
      <text:p text:style-name="P3"><text:tab/>instr</text:p>
      <text:p text:style-name="P3"><text:tab/>func</text:p>
      <text:p text:style-name="P3"><text:tab/>extended_instr_list instr</text:p>
      <text:p text:style-name="P3"><text:tab/>extended_instr_list func<text:tab/></text:p>
      <text:p text:style-name="P3">params:</text:p>
      <text:p text:style-name="P3"><text:tab/>ref</text:p>
      <text:p text:style-name="P3"><text:tab/>params ref</text:p>
      <text:p text:style-name="P3">ref: </text:p>
      <text:p text:style-name="P3"><text:tab/>'<text:span text:style-name="T1">:</text:span>' word</text:p>
      <text:p text:style-name="P3">instr:</text:p>
      <text:p text:style-name="P3"><text:tab/><text:span text:style-name="T1">make</text:span> quoted expr</text:p>
      <text:p text:style-name="P3"><text:tab/><text:span text:style-name="T1">repeat</text:span> expr '<text:span text:style-name="T1">[</text:span>' instr_list '<text:span text:style-name="T1">]</text:span>'</text:p>
      <text:p text:style-name="P3"><text:tab/><text:span text:style-name="T1">for</text:span> <text:span text:style-name="T1"><text:s/></text:span>'<text:span text:style-name="T1">[</text:span>'<text:span text:style-name="T1"> </text:span>word expr expr expr '<text:span text:style-name="T1">]</text:span>'<text:span text:style-name="T1"> </text:span>'<text:span text:style-name="T1">[</text:span>' instr_list '<text:span text:style-name="T1">]</text:span>'</text:p>
      <text:p text:style-name="P3"><text:span text:style-name="T1"><text:tab/>for</text:span> <text:span text:style-name="T1"><text:s/></text:span>'<text:span text:style-name="T1">[</text:span>'<text:span text:style-name="T1"> </text:span>word expr expr '<text:span text:style-name="T1">]</text:span>'<text:span text:style-name="T1"> </text:span>'<text:span text:style-name="T1">[</text:span>' instr_list '<text:span text:style-name="T1">]</text:span>'</text:p>
      <text:p text:style-name="P3"><text:span text:style-name="T1"><text:tab/>ifelse </text:span>condition '<text:span text:style-name="T1">[</text:span>'<text:span text:style-name="T1"> </text:span>instr_list<text:span text:style-name="T1"> </text:span>'<text:span text:style-name="T1">]</text:span>'<text:span text:style-name="T1"> <text:s/></text:span>'<text:span text:style-name="T1">[</text:span>'<text:span text:style-name="T1"> </text:span>instr_list<text:span text:style-name="T1"> </text:span>'<text:span text:style-name="T1">]</text:span>'</text:p>
      <text:p text:style-name="P3"><text:span text:style-name="T1"><text:tab/></text:span>word '<text:span text:style-name="T1">(</text:span>' expr_list '<text:span text:style-name="T1">)</text:span>'</text:p>
      <text:p text:style-name="P3">expr_list:</text:p>
      <text:p text:style-name="P3"><text:tab/>expr</text:p>
      <text:p text:style-name="P3"><text:tab/>expr_list '<text:span text:style-name="T1">,</text:span>'<text:span text:style-name="T1"> </text:span>expr</text:p>
      <text:p text:style-name="P3">expr:</text:p>
      <text:p text:style-name="P3"><text:tab/>const</text:p>
      <text:p text:style-name="P3"><text:soft-page-break/><text:tab/>name</text:p>
      <text:p text:style-name="P3"><text:tab/>ref</text:p>
      <text:p text:style-name="P3"><text:tab/>word '<text:span text:style-name="T1">(</text:span>'<text:span text:style-name="T1"> </text:span>expr_list '<text:span text:style-name="T1">)</text:span>'</text:p>
      <text:p text:style-name="P3"><text:tab/>expr '<text:span text:style-name="T1">+</text:span>' expr</text:p>
      <text:p text:style-name="P3"><text:tab/>expr '<text:span text:style-name="T1">–</text:span>' expr</text:p>
      <text:p text:style-name="P3"><text:tab/>expr '<text:span text:style-name="T1">*</text:span>' expr</text:p>
      <text:p text:style-name="P3"><text:tab/>expr '<text:span text:style-name="T1">/</text:span>' expr</text:p>
      <text:p text:style-name="P3"><text:tab/>'<text:span text:style-name="T1">(</text:span>' expr '<text:span text:style-name="T1">)</text:span>'</text:p>
      <text:p text:style-name="P3">condition:</text:p>
      <text:p text:style-name="P3"><text:tab/>expr '<text:span text:style-name="T1">=</text:span>'<text:span text:style-name="T1"> </text:span>expr</text:p>
      <text:p text:style-name="P3"><text:tab/>expr '<text:span text:style-name="T3">!=</text:span><text:span text:style-name="T2">'</text:span><text:span text:style-name="T3"> </text:span>expr</text:p>
      <text:p text:style-name="P3"><text:tab/>expr '<text:span text:style-name="T1">&lt;=</text:span>'<text:span text:style-name="T1"> </text:span>expr</text:p>
      <text:p text:style-name="P3"><text:tab/>expr '<text:span text:style-name="T1">&gt;=</text:span>'<text:span text:style-name="T1"> </text:span>expr</text:p>
      <text:p text:style-name="P3"><text:tab/>expr '<text:span text:style-name="T1">&lt;</text:span>'<text:span text:style-name="T1"> </text:span>expr</text:p>
      <text:p text:style-name="P3"><text:tab/>expr '<text:span text:style-name="T1">&gt;</text:span>' expr</text:p>
      <text:p text:style-name="P3">quoted:</text:p>
      <text:p text:style-name="P3"><text:tab/>'<text:span text:style-name="T1">”</text:span>' word</text:p>
      <text:p text:style-name="P3">name:</text:p>
      <text:p text:style-name="P3"><text:tab/>word</text:p>
      <text:p text:style-name="P3">const:</text:p>
      <text:p text:style-name="P3"><text:tab/>float</text:p>
      <text:p text:style-name="P3"><text:tab/>integer</text:p>
      <text:p text:style-name="P3">word:</text:p>
      <text:p text:style-name="P3"><text:tab/>sequence of leters and digits without special characters starting with non number</text:p>
      <text:p text:style-name="P3">float: </text:p>
      <text:p text:style-name="P3"><text:tab/>floating point number</text:p>
      <text:p text:style-name="P3">integer:</text:p>
      <text:p text:style-name="P3"><text:tab/>integer number without floating point</text:p>
      <text:p text:style-name="Text_20_body"><text:s text:c="3"/></text:p>
      <text:h text:style-name="Heading_20_1" text:outline-level="1"><text:bookmark-start text:name="__RefHeading__245_458395224"/><text:soft-page-break/>3. Tutorial do języka i przykłady<text:bookmark-end text:name="__RefHeading__245_458395224"/></text:h>
      <text:h text:style-name="Heading_20_2" text:outline-level="2"><text:bookmark-start text:name="__RefHeading__381_1205892790"/>3.1 Wstęp<text:bookmark-end text:name="__RefHeading__381_1205892790"/></text:h>
      <text:p text:style-name="Text_20_body">Rozdział 2 przedstawia gramatykę języka. Warto ją stosować jako punkt odniesienia w czasie czytania tego samouczka. Rozdział 5 tej dokumentacji zawiera opis instalacji i użytkowania programu. W przypadku gdy zechcesz testować przykłady opisane w tutorialu, zalecamy najpierw przeczytać ten rozdział. Gramatyka języka różni się nieco od standardowych implementacji Logo (m.in. ze względu na nawiasowanie argumentów funkcji). Stąd nawet jeśli znasz już jakiś inny dialekt Logo, zalecamy abyś przeczytał ten rozdział.</text:p>
      <text:h text:style-name="Heading_20_2" text:outline-level="2"><text:bookmark-start text:name="__RefHeading__389_1205892790"/>3.2 Hello Logo!<text:bookmark-end text:name="__RefHeading__389_1205892790"/></text:h>
      <text:p text:style-name="Text_20_body"><text:tab/>fd(100) // idziemy o 100 pixeli do przodu</text:p>
      <text:p text:style-name="Text_20_body">Tak może wyglądać najprostszy program w języku Logo.</text:p>
      <text:p text:style-name="Text_20_body">fd to funkcja, która przyjmuje wartość określającą ile pixeli zgodnie z kierunkiem głowicy żółwia mamy się przemieścić. Funkcja ta może być wywołana równoważnie jako: </text:p>
      <text:p text:style-name="Text_20_body"><text:tab/>forward(100)</text:p>
      <text:p text:style-name="Text_20_body">Inne elementarne funkcje operujące na żółwiu to:</text:p>
      <text:p text:style-name="Text_20_body"><text:tab/>bk(x) – idziemy fo tyłu o x pixeli</text:p>
      <text:p text:style-name="Text_20_body"><text:tab/>lt(x) – obracamy się w lewo (przeciwnie z ruchem wskazówek zegara) w miejscu o x stopni</text:p>
      <text:p text:style-name="Text_20_body"><text:tab/>rt(x) – obracamy się w prawo (zgodnie z ruchem wskazówek zegara) w miejscu o x stopni</text:p>
      <text:p text:style-name="Text_20_body"><text:tab/>pu() - podnosimy pisak (powoduje że choć żółw się przemieszcza, to linia nie jest rysowana)</text:p>
      <text:p text:style-name="Text_20_body"><text:tab/>pd() - opuszczamy pisak (linia jest rysowana gdy żółw się przemieszcza – domyślnie)</text:p>
      <text:p text:style-name="Text_20_body"/>
      <text:p text:style-name="Text_20_body">Tak naprawdę interpreter umożliwia nam wykonanie znacznie większej ilości operacji i podane powyżej stanowią tylko niewielki ułamek możliwości. Zainteresowanych odsyłamy do:</text:p>
      <text:p text:style-name="Text_20_body"><text:tab/><text:a xlink:type="simple" xlink:href="http://docs.python.org/2/library/turtle.html">http://docs.python.org/2/library/turtle.html</text:a></text:p>
      <text:p text:style-name="Text_20_body">Wszystkie funkcje zdefiniowane w module turtle są także dostępne w naszym interpreterze.</text:p>
      <text:h text:style-name="Heading_20_2" text:outline-level="2"><text:bookmark-start text:name="__RefHeading__391_1205892790"/>3.3 Zmienne<text:bookmark-end text:name="__RefHeading__391_1205892790"/></text:h>
      <text:p text:style-name="Text_20_body">Elementarną operacją w każdym języku programowania jest operacja przypisania, czyli nadania wartości zmiennej. Zmienna jest nazwą symboliczną określającą miejsce w pamięci, pod którym składowana jest zawartość zmiennej. Język Logo jest językiem dynamicznie typowanym, co oznacza że możemy stworzyć zmienną bez wcześniejszego deklarowania jej typu. Zmienna otrzymuje automatycznie typ taki jaki ma wartość do niej przypisywana.</text:p>
      <text:p text:style-name="Text_20_body">W języku Logo tworzymy zmienną za pomocą instrukcji <text:span text:style-name="T1">make:</text:span></text:p>
      <text:p text:style-name="P3"><text:tab/>make ”x 3.14159 // przypisujemy zmiennej x wartość typu float</text:p>
      <text:p text:style-name="P3"><text:soft-page-break/><text:tab/>make ”y 42 + 24 // przypisujemy zmiennej y wartość typu integer</text:p>
      <text:p text:style-name="P3">Uwaga: W powyższym przypisaniu zmienna y otrzyma wartość 66. Dzieję się tak dlatego że interpreter oblicza wartość wyrażenia podanego jako drugi argument instrukcji <text:span text:style-name="T1">make</text:span></text:p>
      <text:p text:style-name="P3"/>
      <text:p text:style-name="P3">Aby wyłuskać wartość zmiennej musimy posłużyć się operatorem <text:span text:style-name="T1">:</text:span></text:p>
      <text:p text:style-name="P3"><text:span text:style-name="T1"><text:tab/></text:span>make ”x 100 fd(:x) // ustawiamy wartość zmiennej x na 100 i idziemy do przodu</text:p>
      <text:p text:style-name="P3">Przyjrzyjmy się dlaczego Logo nie pozwala nam napisać czegoś bardziej intuicyjnego:</text:p>
      <text:p text:style-name="P3"><text:tab/>make ”x 100 fd(x)</text:p>
      <text:p text:style-name="Text_20_body">Taka próba skończy się błędem składniowym. Tak naprawdę w wielu dialektach języka logo napis:</text:p>
      <text:p text:style-name="Text_20_body">'x' oznacza funkcję bezargumentową 'x'. Operator <text:span text:style-name="T5">: </text:span><text:span text:style-name="T6">został wprowadzony, aby odróżnić zmienne od funkcji. W naszym dialekcie wprawdzie funkcje bezargumentowe mają inną składnię, ale zachowujemy operator </text:span><text:span text:style-name="T5">: </text:span><text:span text:style-name="T6">ze względów historycznych.</text:span></text:p>
      <text:p text:style-name="P4"/>
      <text:h text:style-name="P12" text:outline-level="2"><text:bookmark-start text:name="__RefHeading__393_1205892790"/>3.4 Operatory<text:bookmark-end text:name="__RefHeading__393_1205892790"/></text:h>
      <text:p text:style-name="P4">Aby tworzyć wyrażenia niezbędne są operatory. W naszym dialekcie Logo wyróżniamy dwa rodzaje operatorów: arytmetyczne i porównania.</text:p>
      <text:p text:style-name="P4">Operatory działają zarówno na zmiennych typu integer jak i float i ich zachowanie jest takie jak odpowiednich operatorów języka Python tzn. np. suma integer'a i float'a daję float'a</text:p>
      <text:p text:style-name="P4"/>
      <text:p text:style-name="P4">Poniższa tabela przedstawia operatory:</text:p>
      <table:table table:name="Tabela1" table:style-name="Tabela1">
        <table:table-column table:style-name="Tabela1.A"/>
        <table:table-column table:style-name="Tabela1.B"/>
        <table:table-column table:style-name="Tabela1.C"/>
        <table:table-row>
          <table:table-cell table:style-name="Tabela1.A1" office:value-type="string">
            <text:p text:style-name="Table_20_Contents">operator</text:p>
          </table:table-cell>
          <table:table-cell table:style-name="Tabela1.A1" office:value-type="string">
            <text:p text:style-name="Table_20_Contents">znaczenie</text:p>
          </table:table-cell>
          <table:table-cell table:style-name="Tabela1.C1" office:value-type="string">
            <text:p text:style-name="Table_20_Contents">uwagi</text:p>
          </table:table-cell>
        </table:table-row>
        <table:table-row>
          <table:table-cell table:style-name="Tabela1.A2" office:value-type="string">
            <text:p text:style-name="P9">+</text:p>
          </table:table-cell>
          <table:table-cell table:style-name="Tabela1.A2" office:value-type="string">
            <text:p text:style-name="Table_20_Contents">Dodaje dwie liczby</text:p>
          </table:table-cell>
          <table:table-cell table:style-name="Tabela1.C2" office:value-type="string">
            <text:p text:style-name="Table_20_Contents"/>
          </table:table-cell>
        </table:table-row>
        <table:table-row>
          <table:table-cell table:style-name="Tabela1.A2" office:value-type="string">
            <text:p text:style-name="P9">-</text:p>
          </table:table-cell>
          <table:table-cell table:style-name="Tabela1.A2" office:value-type="string">
            <text:p text:style-name="Table_20_Contents">Odejmuje dwie liczby</text:p>
          </table:table-cell>
          <table:table-cell table:style-name="Tabela1.C2" office:value-type="string">
            <text:p text:style-name="Table_20_Contents"/>
          </table:table-cell>
        </table:table-row>
        <table:table-row>
          <table:table-cell table:style-name="Tabela1.A2" office:value-type="string">
            <text:p text:style-name="P9">*</text:p>
          </table:table-cell>
          <table:table-cell table:style-name="Tabela1.A2" office:value-type="string">
            <text:p text:style-name="Table_20_Contents">Mnoży dwie liczby</text:p>
          </table:table-cell>
          <table:table-cell table:style-name="Tabela1.C2" office:value-type="string">
            <text:p text:style-name="Table_20_Contents"/>
          </table:table-cell>
        </table:table-row>
        <table:table-row>
          <table:table-cell table:style-name="Tabela1.A2" office:value-type="string">
            <text:p text:style-name="P9">/</text:p>
          </table:table-cell>
          <table:table-cell table:style-name="Tabela1.A2" office:value-type="string">
            <text:p text:style-name="Table_20_Contents">Dzieli dwie liczby</text:p>
          </table:table-cell>
          <table:table-cell table:style-name="Tabela1.C2" office:value-type="string">
            <text:p text:style-name="Table_20_Contents">3 / 2 = 1 (dzielenie całkowitoliczbowe dla intów)</text:p>
          </table:table-cell>
        </table:table-row>
        <table:table-row>
          <table:table-cell table:style-name="Tabela1.A2" office:value-type="string">
            <text:p text:style-name="P9">=</text:p>
          </table:table-cell>
          <table:table-cell table:style-name="Tabela1.A2" office:value-type="string">
            <text:p text:style-name="Table_20_Contents">Sprawdza czy równe</text:p>
          </table:table-cell>
          <table:table-cell table:style-name="Tabela1.C2" office:value-type="string">
            <text:p text:style-name="Table_20_Contents">Brak operatora == kojarzonego z wielu języków</text:p>
          </table:table-cell>
        </table:table-row>
        <table:table-row>
          <table:table-cell table:style-name="Tabela1.A2" office:value-type="string">
            <text:p text:style-name="P9">!=</text:p>
          </table:table-cell>
          <table:table-cell table:style-name="Tabela1.A2" office:value-type="string">
            <text:p text:style-name="Table_20_Contents">Sprawdza czy różne</text:p>
          </table:table-cell>
          <table:table-cell table:style-name="Tabela1.C2" office:value-type="string">
            <text:p text:style-name="Table_20_Contents"/>
          </table:table-cell>
        </table:table-row>
        <table:table-row>
          <table:table-cell table:style-name="Tabela1.A2" office:value-type="string">
            <text:p text:style-name="P9">&lt;</text:p>
          </table:table-cell>
          <table:table-cell table:style-name="Tabela1.A2" office:value-type="string">
            <text:p text:style-name="Table_20_Contents">Mniejsze</text:p>
          </table:table-cell>
          <table:table-cell table:style-name="Tabela1.C2" office:value-type="string">
            <text:p text:style-name="Table_20_Contents"/>
          </table:table-cell>
        </table:table-row>
        <table:table-row>
          <table:table-cell table:style-name="Tabela1.A2" office:value-type="string">
            <text:p text:style-name="P9">&lt;=</text:p>
          </table:table-cell>
          <table:table-cell table:style-name="Tabela1.A2" office:value-type="string">
            <text:p text:style-name="Table_20_Contents">Mniejsze bądź równe</text:p>
          </table:table-cell>
          <table:table-cell table:style-name="Tabela1.C2" office:value-type="string">
            <text:p text:style-name="Table_20_Contents"/>
          </table:table-cell>
        </table:table-row>
        <table:table-row>
          <table:table-cell table:style-name="Tabela1.A2" office:value-type="string">
            <text:p text:style-name="P9">&gt;</text:p>
          </table:table-cell>
          <table:table-cell table:style-name="Tabela1.A2" office:value-type="string">
            <text:p text:style-name="Table_20_Contents">Większe</text:p>
          </table:table-cell>
          <table:table-cell table:style-name="Tabela1.C2" office:value-type="string">
            <text:p text:style-name="Table_20_Contents"/>
          </table:table-cell>
        </table:table-row>
        <table:table-row>
          <table:table-cell table:style-name="Tabela1.A2" office:value-type="string">
            <text:p text:style-name="P9">&gt;=</text:p>
          </table:table-cell>
          <table:table-cell table:style-name="Tabela1.A2" office:value-type="string">
            <text:p text:style-name="Table_20_Contents">Większe bądź równe</text:p>
          </table:table-cell>
          <table:table-cell table:style-name="Tabela1.C2" office:value-type="string">
            <text:p text:style-name="Table_20_Contents"/>
          </table:table-cell>
        </table:table-row>
      </table:table>
      <text:p text:style-name="P4"/>
      <text:h text:style-name="P12" text:outline-level="2"><text:bookmark-start text:name="__RefHeading__395_1205892790"/><text:soft-page-break/>3.5 Instrukcje warunkowe: ifelse<text:bookmark-end text:name="__RefHeading__395_1205892790"/></text:h>
      <text:p text:style-name="Text_20_body"><text:span text:style-name="T5">ifelse</text:span><text:span text:style-name="T6"> jest jedyną instrukcją warunkową jaką wprowadziliśmy w nasz. Ten minimalizm wystarcza jednak na symulowanie dowolnych instrukcji warunkowych z innych języków.</text:span></text:p>
      <text:p text:style-name="P4">Przykładowe użycie:</text:p>
      <text:p text:style-name="P4"><text:tab/>ifelse 1=1 [fd(100) rt(100)] [bk(100) lt(100)]</text:p>
      <text:p text:style-name="P4">W powyższym przykładzie warunek 1=1 jest oczywiście prawdziwy, więc zostaną wykonane instrukcje zawarte w pierwszej liście: fd(100) rt(100)</text:p>
      <text:p text:style-name="P4">W przypadku gdy zmienimy np. warunek z 1=1 na 1!=1, to zostaną wykonane instrukcje na drugiej liście instrukcji: bk(100) lt(100).</text:p>
      <text:p text:style-name="Text_20_body"><text:span text:style-name="T6">Oczywiście </text:span><text:span text:style-name="T5">ifelse </text:span><text:span text:style-name="T6">może być zagnieżdżane, aby otrzymać dowolne rozgałęzienie instrukcji warunkowych.</text:span></text:p>
      <text:p text:style-name="P4"/>
      <text:h text:style-name="P12" text:outline-level="2"><text:bookmark-start text:name="__RefHeading__397_1205892790"/>3.6 Pętle<text:bookmark-end text:name="__RefHeading__397_1205892790"/></text:h>
      <text:p text:style-name="P4">Pętle przychodzą w postaci dwóch instrukcji <text:span text:style-name="T1">for </text:span>oraz instrukcji <text:span text:style-name="T1">repeat</text:span></text:p>
      <text:p text:style-name="P4">Popatrzmy na przykład:</text:p>
      <text:p text:style-name="P4"><text:tab/>for [i 1 10 2] [fd(100)]</text:p>
      <text:p text:style-name="P4">Powyższy zapis oznacza, że zmienna sterująca pętli nazywać się będzie i. Jej wartość początkowa w momencie startu pętli będzie ustawiona na 1, maksymalna wartość i dla której pętla będzie wciąż wykonywana będzie wynosić 10 i krok będzie wynosił 2 (tzn. po każdym przebiegu pętli zmienna i będzie zwiększana o 2). Instrukcje wykonywane w pętli znajdują się na drugiej liście: w tym przypadku jest to tylko fd(100). Zmienna sterująca i jest dostępna wewnątrz pętli, lecz nie powinniśmy jej zmieniać w trakcie wykonywania pętli manualnie.</text:p>
      <text:p text:style-name="P4">Spójrzmy jeszcze na przykład:</text:p>
      <text:p text:style-name="P4"><text:tab/>for [i 1 10 1] [bk(50)]</text:p>
      <text:p text:style-name="P4">Tak naprawdę jeśli krok w pętli wynosi 1 to zapis ten może być skrócony do:</text:p>
      <text:p text:style-name="P4"><text:tab/>for [i 1 10] [bk(50)]</text:p>
      <text:p text:style-name="P4">i otrzymamy ten sam efekt.</text:p>
      <text:p text:style-name="P4"/>
      <text:p text:style-name="P4">Spójrzmy na przykład dla pętli <text:span text:style-name="T1">repeat:</text:span></text:p>
      <text:p text:style-name="P4"><text:tab/>repeat 100 [bk(100) pu() fd(100)]</text:p>
      <text:p text:style-name="P4">Jej konstrukcja jest taka, że 100 razy wykonywane są instrukcje na liście.<text:span text:style-name="T1"> repeat </text:span>jest prostszą wersją <text:span text:style-name="T1">for</text:span></text:p>
      <text:p text:style-name="P4">Ciekawą własnością pętli <text:span text:style-name="T1">repeat</text:span> jest to, że w każdej iteracji mamy dostęp do funkcji wbudowanej w tą pętlę: repcount(), która zwraca numer aktualnej iteracji np.</text:p>
      <text:p text:style-name="P4"><text:tab/>repeat 100 [fd(repcount())]</text:p>
      <text:p text:style-name="P4"><text:soft-page-break/>powoduje, że najpierw idziemy o 0 pixeli do przodu, później o 1, później o 2 i tak dalej aż do 100</text:p>
      <text:p text:style-name="P4"/>
      <text:h text:style-name="Heading_20_2" text:outline-level="2"><text:bookmark-start text:name="__RefHeading__399_1205892790"/>3.7 Wołanie funkcji<text:bookmark-end text:name="__RefHeading__399_1205892790"/></text:h>
      <text:p text:style-name="Text_20_body">Jeśli uważnie przyjrzymy się gramatyce w rodziale 2 to zobaczymy w definicji instrukcji coś na kształt:</text:p>
      <text:p text:style-name="Text_20_body"><text:tab/>word (expr_list)</text:p>
      <text:p text:style-name="Text_20_body">Konstrukcja ta znaczy, że wołamy funkcję o nazwie word z listą argumentów expr_list.</text:p>
      <text:p text:style-name="Text_20_body">W ten sposób możemy wołać funkcje z modułu <text:span text:style-name="T1">turtle</text:span> (jak to już było wcześniej pokazywane).</text:p>
      <text:p text:style-name="Text_20_body">Możemy też wołać funkcje z modułu <text:span text:style-name="T1">random</text:span> oraz modułu <text:span text:style-name="T1">math</text:span> (np. funkcje trygonometryczne). Zawsze można sprawdzić jakie funkcje są dostępne w dokumentacji tych modułów dla języka Python:</text:p>
      <text:p text:style-name="Text_20_body"><text:tab/><text:a xlink:type="simple" xlink:href="http://docs.python.org/2/library/random.html">Dokumentacja modułu random</text:a></text:p>
      <text:p text:style-name="Text_20_body"><text:tab/><text:a xlink:type="simple" xlink:href="http://docs.python.org/2/library/math.html">Dokumentacja modułu math</text:a></text:p>
      <text:p text:style-name="Text_20_body">Przykład:</text:p>
      <text:p text:style-name="Text_20_body"><text:tab/>fd(ceil(randint(25, 75) * cos(31)) </text:p>
      <text:p text:style-name="Text_20_body">W powyższym przykładzie interpreter losuje liczbę całkowitą z przedziału [25, 75] a następnie mnoży ją przez cos(31) (jednostki w radianach) oraz wywołuje funkcje ceil na wyniku i przesuwa żółwia o tyle pixeli do przodu jaki był wynik obliczeń.</text:p>
      <text:h text:style-name="Heading_20_2" text:outline-level="2"><text:bookmark-start text:name="__RefHeading__401_1205892790"/>3.8 Definiowanie funkcji<text:bookmark-end text:name="__RefHeading__401_1205892790"/></text:h>
      <text:p text:style-name="Text_20_body">Nasz interpreter umożliwia definiowanie funkcji przez użytkownika. Funkcje mogą zwracać wartość lub wykonywać serię instrukcji bez zwracania wartości (co jest reprezentowane przez zwracanie stałej <text:span text:style-name="T1">None)</text:span></text:p>
      <text:p text:style-name="P3">W poniższym przykładzie zdefiniujemy funkcję polygon która rysuje wielokąt foremny o ilości boków podanych jako argument funkcji:</text:p>
      <text:p text:style-name="P3"><text:tab/>to poly(:x)</text:p>
      <text:p text:style-name="P3"><text:tab/><text:tab/>repeat :x [fd(30) lt(360.0 / :x)]</text:p>
      <text:p text:style-name="P3"><text:tab/>end</text:p>
      <text:p text:style-name="P3">Aby zwrócić wartość zdefinujemy funkcję a_mean zwracającą średnią arytmetyczną dwóch liczb przekazanych jako argumenty</text:p>
      <text:p text:style-name="P3"><text:tab/>to a_mean(:x :y)</text:p>
      <text:p text:style-name="P3"><text:tab/><text:tab/>make ”a_mean (:x + :y) / 2.0</text:p>
      <text:p text:style-name="P3"><text:tab/>end</text:p>
      <text:p text:style-name="P3">Widzimy, że definicja każdej funkcji musi zacząć się od słowa kluczowego: <text:span text:style-name="T1">to </text:span><text:s/>i zakończyć słowem kluczowym: <text:span text:style-name="T1">end </text:span>Pomiędzy tymi słowami występuje nazwa funkcji z listą parametrów, gdzie lista <text:soft-page-break/>parametrów ma postać: (:p1 :p2 :p3 <text:s text:c="5"/>:pn) lub może być pusta: () Zauważmy, że parametry <text:span text:style-name="T1">nie</text:span> są oddzielane przecinkami jak przy wywołaniu są argumenty!</text:p>
      <text:p text:style-name="P3">Zwracanie wartości z funkcji (opcjonalne) odbywa się za pomocą konstrukcji:</text:p>
      <text:p text:style-name="P3"><text:tab/>make ”nazwa_funkcji wartosc</text:p>
      <text:p text:style-name="P3">gdzie nazwa_funkcji to nazwa zdefiniowanej funkcji, a wartosc – wyrażenie które ewaluuje się do wartości zwracanej z funkcji.</text:p>
      <text:p text:style-name="P3">W przypadku trybu interaktywnego możemy redefiniować funkcje tzn. np. jeśli zdefinowaliśmy funkcję: <text:span text:style-name="T1">f</text:span> to ponowna definicja funkcji <text:span text:style-name="T1">f</text:span> spowoduje zastąpienie poprzedniej funkcji.</text:p>
      <text:p text:style-name="P3"/>
      <text:p text:style-name="P3"><text:span text:style-name="T1">Uwaga</text:span>: Nazwa funkcji nie powinna być równa: __main__ - w przeciwnym wypadku narażamy się</text:p>
      <text:p text:style-name="P3">na możliwe niepożądane efekty uboczne.</text:p>
      <text:p text:style-name="P3"/>
      <text:h text:style-name="Heading_20_2" text:outline-level="2"><text:bookmark-start text:name="__RefHeading__1108_258448163"/>3.9 Tworzenie domknięć:<text:bookmark-end text:name="__RefHeading__1108_258448163"/></text:h>
      <text:p text:style-name="Text_20_body">Spójrzmy na przykład:</text:p>
      <text:p text:style-name="Text_20_body"><text:tab/>to gen_func(:x) </text:p>
      <text:p text:style-name="Text_20_body"><text:tab/><text:tab/>make "y 100 </text:p>
      <text:p text:style-name="Text_20_body"><text:tab/><text:tab/>to func(:z) </text:p>
      <text:p text:style-name="Text_20_body"><text:tab/><text:tab/><text:tab/>fd(:x) </text:p>
      <text:p text:style-name="Text_20_body"><text:tab/><text:tab/><text:tab/>rt(:y) </text:p>
      <text:p text:style-name="Text_20_body"><text:tab/><text:tab/><text:tab/>fd(:z) </text:p>
      <text:p text:style-name="Text_20_body"><text:tab/><text:tab/>end </text:p>
      <text:p text:style-name="Text_20_body"><text:tab/><text:tab/>make "gen_func func </text:p>
      <text:p text:style-name="Text_20_body"><text:tab/>end </text:p>
      <text:p text:style-name="Text_20_body"><text:tab/>make "x gen_func(100) </text:p>
      <text:p text:style-name="Text_20_body"><text:tab/>repeat 20 [x(100)] </text:p>
      <text:p text:style-name="Text_20_body">W powyższym kodzie tworzymy funkcję przyjmującą jeden argument: gen_func</text:p>
      <text:p text:style-name="Text_20_body">Funkcja ta zawiera w sobie zdefiniowaną funkcję: func - także przyjmującą jeden argument.</text:p>
      <text:p text:style-name="Text_20_body">Funkcja: gen_func zwraca ponadto funkcję: func</text:p>
      <text:p text:style-name="Text_20_body">Idea jest prosta: funkcja gen_func w zależności od podanego argumentu zwraca różne instancje funkcji: func. Funkcja func zawiera w sobie 'stan' funkcji: gen_func w momencie gdy sterowanie doszło do definicji funkcji: func</text:p>
      <text:p text:style-name="Text_20_body">Funkcja gen_func może być traktowana jako swoista fabryka funkcji: func, ustawiająca wartości części zmiennych funkcji: func w momencie tworzenia jej instancji. Przykład przedstawia w jaki <text:soft-page-break/>sposób można tworzyć proste domknięcie i wykorzystywać je do rysowania po ekranie.</text:p>
      <text:p text:style-name="Text_20_body"/>
      <text:p text:style-name="Text_20_body">Zobacz również przykład: closures.txt w katalogu examples/</text:p>
      <text:h text:style-name="Heading_20_2" text:outline-level="2"><text:bookmark-start text:name="__RefHeading__403_1205892790"/>3.10 Przykładowy program:<text:bookmark-end text:name="__RefHeading__403_1205892790"/></text:h>
      <text:p text:style-name="Text_20_body"><text:tab/>to left_side() </text:p>
      <text:p text:style-name="Text_20_body"><text:s text:c="4"/><text:tab/><text:tab/>rt(20) fd(20) lt(20) fd(60) </text:p>
      <text:p text:style-name="Text_20_body"><text:tab/>end </text:p>
      <text:p text:style-name="Text_20_body"><text:s/></text:p>
      <text:p text:style-name="Text_20_body"><text:tab/>to top_side() </text:p>
      <text:p text:style-name="Text_20_body"><text:s text:c="4"/><text:tab/><text:tab/>rt(90) fd(25) rt(90) </text:p>
      <text:p text:style-name="Text_20_body"><text:tab/>end </text:p>
      <text:p text:style-name="Text_20_body"/>
      <text:p text:style-name="Text_20_body"><text:tab/></text:p>
      <text:p text:style-name="Text_20_body"><text:tab/>to right_side() </text:p>
      <text:p text:style-name="Text_20_body"><text:s text:c="4"/><text:tab/><text:tab/>fd(60) lt(20) fd(20) rt(20) </text:p>
      <text:p text:style-name="Text_20_body"><text:tab/>end </text:p>
      <text:p text:style-name="Text_20_body"/>
      <text:p text:style-name="Text_20_body"><text:tab/>to return_start() </text:p>
      <text:p text:style-name="Text_20_body"><text:s text:c="4"/><text:tab/><text:tab/>rt(90) fd(40) rt(90) </text:p>
      <text:p text:style-name="Text_20_body"><text:tab/>end </text:p>
      <text:p text:style-name="Text_20_body"/>
      <text:p text:style-name="Text_20_body"><text:tab/>to trunk() </text:p>
      <text:p text:style-name="Text_20_body"><text:s text:c="4"/><text:tab/><text:tab/>left_side() top_side() right_side() return_start() </text:p>
      <text:p text:style-name="Text_20_body"><text:tab/>end </text:p>
      <text:p text:style-name="Text_20_body"/>
      <text:p text:style-name="Text_20_body"><text:tab/>to center_top() </text:p>
      <text:p text:style-name="Text_20_body"><text:s text:c="4"/><text:tab/><text:tab/>pu() fd(80) rt(90) fd(20) lt(90) pd() </text:p>
      <text:p text:style-name="Text_20_body"><text:tab/>end </text:p>
      <text:p text:style-name="Text_20_body"/>
      <text:p text:style-name="Text_20_body"><text:tab/>to circle() </text:p>
      <text:p text:style-name="Text_20_body"><text:s text:c="4"/><text:tab/><text:tab/>repeat 360 [fd(1) rt(1)] </text:p>
      <text:p text:style-name="Text_20_body"><text:soft-page-break/><text:tab/>end </text:p>
      <text:p text:style-name="Text_20_body"/>
      <text:p text:style-name="Text_20_body"><text:tab/>to tree() </text:p>
      <text:p text:style-name="Text_20_body"><text:s text:c="4"/><text:tab/><text:tab/>pu() bk(100) pd() trunk() center_top() left(90) circle() </text:p>
      <text:p text:style-name="Text_20_body"><text:tab/>end </text:p>
      <text:p text:style-name="Text_20_body"/>
      <text:p text:style-name="Text_20_body"><text:tab/>tree()</text:p>
      <text:h text:style-name="Heading_20_2" text:outline-level="2"><text:bookmark-start text:name="__RefHeading__405_1205892790"/>3.11 Więcej przykładów:<text:bookmark-end text:name="__RefHeading__405_1205892790"/></text:h>
      <text:p text:style-name="Text_20_body">Więcej przykładów znajduje się w katalogu examples projektu. Są tam w większości przerobione na <text:s text:c="2"/>nasz dialekt Logo niektóre przykłady ze strony:</text:p>
      <text:p text:style-name="Text_20_body"><text:tab/><text:a xlink:type="simple" xlink:href="http://www.mathcats.com/gallery/15wordcontest.html">http://www.mathcats.com/gallery/15wordcontest.html</text:a></text:p>
      <text:h text:style-name="Heading_20_1" text:outline-level="1"/>
      <text:h text:style-name="Heading_20_1" text:outline-level="1"><text:bookmark-start text:name="__RefHeading__247_458395224"/>4. Opis systemu typizacji i scopingu.<text:bookmark-end text:name="__RefHeading__247_458395224"/></text:h>
      <text:p text:style-name="Text_20_body">Logo jest językiem dynamicznie typowanym, dlatego też typ zmiennej jest związany z wartością przypisaną podczas jej tworzenia. Wykonanie niedozwolonej operacji (pod względem typu), powoduje błąd czasu wykonania. W naszym przypadku interpreter działa w języku Python, więc rzucany wyjątek, będzie wyjątkiem rzucanym przez ten język.</text:p>
      <text:p text:style-name="Text_20_body"/>
      <text:p text:style-name="Text_20_body">W przypadku scopingu gramatyka języka pozwala na definiowanie funkcji, które posiadają własny zestaw parametrów (przysłaniający zmienne definiowane globalnie w ciele funkcji). Ponadto zmienne definiowane lokalnie w ciele funkcji / procedury mogą przysłonić zarówno zmienne definiowane globalnie jak i parametry funkcji. Redefinicja zmiennej zdefiniowanej w danym bloku kodu powoduje utratę wartości poprzednio zdefiniowanej zmiennej i zastąpienie jej przez wartość wynikającą z redefinicji (ponownego przypisania). Jest to konwencja stosowana w wielu językach dynamicznie typowanych (np. języku Python).</text:p>
      <text:p text:style-name="Text_20_body">Ponadto wprowadzamy osobne scope'y dla instrukcji warunkowych: <text:span text:style-name="T1">IfElse</text:span><text:span text:style-name="T4">, pętli: </text:span><text:span text:style-name="T1">For </text:span><text:span text:style-name="T4">oraz </text:span><text:span text:style-name="T1">Repeat</text:span></text:p>
      <text:p text:style-name="P3">Przykładowo: po wyjściu z ciała pętli zmienne zdefiniowane w niej <text:span text:style-name="T1">nie</text:span> są widoczne na zewnątrz pętli, jak również nie są widoczne wszelkie zmiany, które były dokonane na zmiennych zewnętrznych (z zewnętrznego scope'u) wewnątrz pętli (zmienne w Logo są immutable tzn. zmiana zmiennej skutkuje de facto stworzeniem nowej zmiennej o tej samej nazwie).</text:p>
      <text:p text:style-name="P3"/>
      <text:p text:style-name="P3">Zobacz również przykład: scopes.txt w katalogu examples/</text:p>
      <text:h text:style-name="Heading_20_1" text:outline-level="1"><text:bookmark-start text:name="__RefHeading__249_458395224"/><text:soft-page-break/>5. Obsługa i użytkowanie programu<text:bookmark-end text:name="__RefHeading__249_458395224"/></text:h>
      <text:h text:style-name="Heading_20_2" text:outline-level="2"><text:bookmark-start text:name="__RefHeading__383_1205892790"/>5.1 Opis instalacji i dependencji programu<text:bookmark-end text:name="__RefHeading__383_1205892790"/></text:h>
      <text:p text:style-name="Text_20_body">Program wymaga do działania języka z rodziny Python</text:p>
      <text:p text:style-name="Text_20_body">Na systemach debianowych (np. Ubuntu) możemy zainstalować język Python poleceniem z terminala:</text:p>
      <text:p text:style-name="Text_20_body"><text:tab/>sudo apt-get install python</text:p>
      <text:p text:style-name="Text_20_body">W przypadku sytemów Windows i innych możemy udać się na stronę: </text:p>
      <text:p text:style-name="Text_20_body"><text:tab/><text:a xlink:type="simple" xlink:href="http://www.python.org/getit/">http://www.python.org/getit/</text:a></text:p>
      <text:p text:style-name="Text_20_body">i zainstalować interesującą nas wersję.</text:p>
      <text:p text:style-name="Text_20_body"/>
      <text:p text:style-name="Text_20_body">Program do działania wymaga także biblioteki Pythona: PLY</text:p>
      <text:p text:style-name="Text_20_body">W przypadku Ubuntu wystarczające jest:</text:p>
      <text:p text:style-name="Text_20_body"><text:tab/>sudo apt-get install python-ply</text:p>
      <text:p text:style-name="Text_20_body">Zawsze można też udać się na stronę PLY:</text:p>
      <text:p text:style-name="Text_20_body"><text:tab/><text:a xlink:type="simple" xlink:href="http://www.dabeaz.com/ply/">http://www.dabeaz.com/ply/</text:a></text:p>
      <text:p text:style-name="Text_20_body">w celu przeczytania dokumentacji i instalacji.</text:p>
      <text:p text:style-name="Text_20_body"/>
      <text:h text:style-name="Heading_20_2" text:outline-level="2"/>
      <text:h text:style-name="Heading_20_2" text:outline-level="2"><text:bookmark-start text:name="__RefHeading__385_1205892790"/>5.2 Opis użytkowania<text:bookmark-end text:name="__RefHeading__385_1205892790"/></text:h>
      <text:p text:style-name="Text_20_body">W głównym katalogu programu znajduje się plik logo.py.</text:p>
      <text:p text:style-name="Text_20_body">Pierwszą linią jest: #!/usr/bin/python</text:p>
      <text:p text:style-name="Text_20_body">Oznacza to, że na systemach debianowych korzystamy z domyślnego interpretera Pythona, który znajduje się pod powyższą lokalizacją. Jeśli chcemy używać np. Python3, to może okazać się konieczna zmiana tej linii na: #!/usr/bin/python3</text:p>
      <text:p text:style-name="Text_20_body">W przypadku problemów musimy upewnić się czy zainstalowaliśmy wszystkie wymagane moduły Pythona (np. python-tk dla wersji Python3).</text:p>
      <text:p text:style-name="Text_20_body"/>
      <text:p text:style-name="Text_20_body">Program możemy uruchamiać z linii poleceń (terminala) następująco:</text:p>
      <text:p text:style-name="Text_20_body"><text:tab/>python logo.py &lt;nazwa_pliku&gt; <text:s/>- z podaniem nazwy interpretowanego pliku</text:p>
      <text:p text:style-name="Text_20_body"><text:tab/>python logo.py – w trybie interaktywnym</text:p>
      <text:p text:style-name="Text_20_body">lub jeśli chcemy zrobić to bardziej skrótowo, korzystając z domyślnego interpretera</text:p>
      <text:p text:style-name="Text_20_body"><text:soft-page-break/><text:tab/>./logo.py &lt;nazwa_pliku&gt; </text:p>
      <text:p text:style-name="Text_20_body"><text:tab/>./logo.py</text:p>
      <text:p text:style-name="Text_20_body"/>
      <text:p text:style-name="Text_20_body">Przykładowe użycie: </text:p>
      <text:p text:style-name="Text_20_body"><text:tab/>python logo.py example.txt (interpretuje plik example.txt)</text:p>
      <text:p text:style-name="Text_20_body">W trybie interaktywnym (Użycie: python logo.py) pojawia się znak zachęty: &lt;&lt;</text:p>
      <text:p text:style-name="Text_20_body">interpreter oczekuje na jedno liniowe definicje funkcji lub / oraz komendy.</text:p>
      <text:p text:style-name="Text_20_body">Komenda <text:span text:style-name="T1">help </text:span><text:span text:style-name="T4">wypisuje pomoc, zaś komenda </text:span><text:span text:style-name="T1">exit</text:span><text:span text:style-name="T4"> powoduje wyjście z trybu interaktywnego.</text:span></text:p>
      <text:p text:style-name="Text_20_body">W rozdziale 3 opisujemy pokrótce możliwości języka w krótkim tutorialu.</text:p>
      <text:h text:style-name="Heading_20_1" text:outline-level="1"><text:bookmark-start text:name="__RefHeading__251_458395224"/>6. Architektura programu<text:bookmark-end text:name="__RefHeading__251_458395224"/></text:h>
      <text:p text:style-name="Text_20_body">Program składa się z dwóch plików w języku Python: </text:p>
      <text:list xml:id="list1940186428" text:style-name="L1">
        <text:list-item>
          <text:p text:style-name="P10">logo.py – zawiera funkcje używane przez generator PLY (poprzedzone przedrostkiem: p_), definicje leksemów dla skanera, klasę interpretera, która służy do tworzenia metod eval, mających za zadanie ewaluację kodu w zdefiniowanym przez nas dialekcie Logo. Ponadto plik ten zawiera obsługę tworzenia dwóch trybów: interpretowania pliku oraz trybu interaktywnego. W razie błędów podejmowane są różne akcje w zależności od trybu interpretera.</text:p>
        </text:list-item>
        <text:list-item>
          <text:p text:style-name="P10">AST.py – zawiera model abstrakcyjnego drzewa syntaktycznego dla naszego dialektu Logo. Model ten składa się z szeregu klas reprezentujących węzły w drzewie, gdzie root'em jest zawsze obiekt klasy: Prog</text:p>
        </text:list-item>
      </text:list>
      <text:h text:style-name="Heading_20_1" text:outline-level="1"><text:bookmark-start text:name="__RefHeading__253_458395224"/>7. Napotkane problemy i rozwiązania<text:bookmark-end text:name="__RefHeading__253_458395224"/></text:h>
      <text:p text:style-name="Text_20_body"/>
      <text:p text:style-name="Text_20_body">Problem 1:</text:p>
      <text:p text:style-name="Text_20_body">Z powodu braku mechanizmu zachłannego dopasowywania, napisanie identyfikatora, rozpoczynającego się od słowa kluczowego po słowie kluczowym np. 'to tol' powodowało błąd składniowy.</text:p>
      <text:p text:style-name="Text_20_body">Rozwiązanie 1:</text:p>
      <text:p text:style-name="Text_20_body">Problem został rozwiązany przez dodanie słownika 'reserved', w którym były słowa kluczowe i dopiero po dopasowaniu określenie czy jest to słowo kluczowe, czy identyfikator (wprowadzenie zachłannego dopasowywania).</text:p>
      <text:p text:style-name="Text_20_body"/>
      <text:p text:style-name="Text_20_body">Problem 2:</text:p>
      <text:p text:style-name="Text_20_body">Brak bezkontekstowości gramatyki języka Logo.</text:p>
      <text:p text:style-name="Text_20_body">Rozwiązanie 2:</text:p>
      <text:p text:style-name="Text_20_body"><text:soft-page-break/>Skonstruowanie gramatyki jak w rozdziale 2, zrezygnowanie z elegancji składni większości dialektów Logo i wprowadzenie nawiasowania argumentów funkcji oraz znaku: , (przecinek) do oddzielania argumentów przy wywoływaniu funkcji.</text:p>
      <text:p text:style-name="Text_20_body"/>
      <text:p text:style-name="Text_20_body"><text:s/>Problem 3:</text:p>
      <text:p text:style-name="Text_20_body">Potrzeba rysowania grafiki żółwia, korzystania z funkcji matematycznych (np. trygonometrycznych), <text:s/>korzystania z generatora liczb pseudolosowych</text:p>
      <text:p text:style-name="Text_20_body">Rozwiązanie 3:</text:p>
      <text:p text:style-name="Text_20_body">Zaimportowanie modułów Pythona odpowiednio: turtle, math, random.</text:p>
      <text:p text:style-name="Text_20_body">Skorzystanie z mechanizmu funkcji Pythona: eval, do szybkiej ewaluacji wbudowanych funkcji w interpreterze języka Logo.</text:p>
      <text:p text:style-name="Text_20_body"/>
      <text:p text:style-name="Text_20_body">Problem 4:</text:p>
      <text:p text:style-name="Text_20_body">Potrzeba dynamicznego definiowania komend i funkcji w czasie działania pętli interpretera</text:p>
      <text:p text:style-name="Text_20_body">Rozwiązanie 4:</text:p>
      <text:p text:style-name="Text_20_body">Wprowadzenie trybu interaktywnego, rozgraniczenie obsługi błędów składniowych w trybie zwykłym i interaktywnym (dla trybu interaktywnego błąd w komendzie nie powoduje końca działania interpretera, tylko umożliwia użytkownikowi wpisanie komendy od nowa).</text:p>
      <text:p text:style-name="Text_20_body"/>
      <text:p text:style-name="Text_20_body">Problem 5: </text:p>
      <text:p text:style-name="Text_20_body">Niezgodność jednostek w funkcjach trygonometrycznych modułu math Pythona (radiany) z jednostkami, które są użyte w domyślnych funkcjach trygonometrycznych głównych dialektów Logo (stopnie). </text:p>
      <text:p text:style-name="Text_20_body">Rozwiązanie 5:</text:p>
      <text:p text:style-name="Text_20_body">Pozostawienie radianów jako jednostek (dla zachowania kompatybilności z funkcjami modułu math). Użytkownik powinien sam jawnie przeliczać na stopnie jeśli chce podawać je jako argumenty wywołania</text:p>
      <text:p text:style-name="Text_20_body"/>
      <text:p text:style-name="Text_20_body">Problem 6:</text:p>
      <text:p text:style-name="Text_20_body">Potrzeba definiowania funkcji, które zwracają wartość oraz komend, które nie zwracają wartości.</text:p>
      <text:p text:style-name="Text_20_body">Rozwiązanie 6:</text:p>
      <text:p text:style-name="Text_20_body">Wprowadzenie mechanizmu analogicznego do języka Pascal, w który wartość zwracana z funkcji może być zdefiniowana przez przypisanie do odpowiedniej zmiennej wewnątrz funkcji. </text:p>
      <text:p text:style-name="Text_20_body">Przykład:</text:p>
      <text:p text:style-name="Text_20_body">to func(:x)</text:p>
      <text:p text:style-name="Text_20_body"><text:soft-page-break/><text:tab/>make ”func 10 // zwracamy wartość 10</text:p>
      <text:p text:style-name="Text_20_body">end</text:p>
      <text:p text:style-name="Text_20_body"/>
      <text:p text:style-name="Text_20_body">Problem 7:</text:p>
      <text:p text:style-name="Text_20_body">Przy zwracaniu wartości z funkcji konieczność sprawdzania, czy przypisanie do zmiennej będącej jednocześnie nazwą funkcji nastąpiło w ciele tej funkcji i nigdzie indziej !</text:p>
      <text:p text:style-name="Text_20_body"/>
      <text:p text:style-name="Text_20_body">Rozwiązanie 7: </text:p>
      <text:p text:style-name="Text_20_body">Wprowadzenie zmiennych globalnych interpretera: </text:p>
      <text:p text:style-name="Text_20_body">bool returning – wskazującej na to, czy w ciele bieżącej funkcji nastąpiło przypisanie.</text:p>
      <text:p text:style-name="Text_20_body">True jeśli tak, False jeśli nie</text:p>
      <text:p text:style-name="Text_20_body">string funkyname – nazwa obecnie interpretowanej funkcji</text:p>
      <text:p text:style-name="Text_20_body">Domyślnie ustawiona na __main__</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Text_20_body">
      <style:paragraph-properties fo:text-align="start"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style:header>
      <style:footer>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31T14:04:11</dc:date>
    <dc:creator>Micha </dc:creator>
    <meta:generator>LibreOffice/3.5$Linux_x86 LibreOffice_project/350m1$Build-2</meta:generator>
    <meta:editing-duration>P1DT1H20M18S</meta:editing-duration>
    <meta:editing-cycles>39</meta:editing-cycles>
    <meta:document-statistic meta:table-count="1" meta:image-count="1" meta:object-count="0" meta:page-count="17" meta:paragraph-count="344" meta:word-count="2943" meta:character-count="21087" meta:non-whitespace-character-count="18239"/>
  </office:meta>
</office:document-meta>
</file>